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64in"/>
    </style:style>
    <style:style style:name="co2" style:family="table-column">
      <style:table-column-properties fo:break-before="auto" style:column-width="1.4134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15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998in"/>
    </style:style>
    <style:style style:name="co7" style:family="table-column">
      <style:table-column-properties fo:break-before="auto" style:column-width="2.5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del_siz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 name</text:p>
          </table:table-cell>
          <table:table-cell office:value-type="string" calcext:value-type="string">
            <text:p>million parameters</text:p>
          </table:table-cell>
          <table:table-cell office:value-type="string" calcext:value-type="string">
            <text:p>processing time</text:p>
          </table:table-cell>
          <table:table-cell office:value-type="string" calcext:value-type="string">
            <text:p>time per protein</text:p>
          </table:table-cell>
          <table:table-cell office:value-type="string" calcext:value-type="string">
            <text:p>embedding length</text:p>
          </table:table-cell>
          <table:table-cell office:value-type="string" calcext:value-type="string">
            <text:p>time per embedding dimension</text:p>
          </table:table-cell>
          <table:table-cell office:value-type="string" calcext:value-type="string">
            <text:p>parameters per embedding dimension</text:p>
          </table:table-cell>
        </table:table-row>
        <table:table-row table:style-name="ro1">
          <table:table-cell office:value-type="string" calcext:value-type="string">
            <text:p>facebook/esm2_t6_8M_UR50D</text:p>
          </table:table-cell>
          <table:table-cell office:value-type="float" office:value="7.840121" calcext:value-type="float">
            <text:p>7.840121</text:p>
          </table:table-cell>
          <table:table-cell office:value-type="float" office:value="3.35932302474976" calcext:value-type="float">
            <text:p>3.35932302474976</text:p>
          </table:table-cell>
          <table:table-cell table:formula="of:=[.C2]/[.B12]" office:value-type="float" office:value="0.197607236749986" calcext:value-type="float">
            <text:p>0.197607236749986</text:p>
          </table:table-cell>
          <table:table-cell office:value-type="float" office:value="320" calcext:value-type="float">
            <text:p>320</text:p>
          </table:table-cell>
          <table:table-cell table:formula="of:=[.D2]/[.E2]" office:value-type="float" office:value="0.000617522614843705" calcext:value-type="float">
            <text:p>0.000617522614843705</text:p>
          </table:table-cell>
          <table:table-cell table:formula="of:=[.B2]/[.E2]*1000000" office:value-type="float" office:value="24500.378125" calcext:value-type="float">
            <text:p>24500.378125</text:p>
          </table:table-cell>
        </table:table-row>
        <table:table-row table:style-name="ro1">
          <table:table-cell office:value-type="string" calcext:value-type="string">
            <text:p>facebook/esm2_t12_35M_UR50D</text:p>
          </table:table-cell>
          <table:table-cell office:value-type="float" office:value="33.992881" calcext:value-type="float">
            <text:p>33.992881</text:p>
          </table:table-cell>
          <table:table-cell office:value-type="float" office:value="8.20486259460449" calcext:value-type="float">
            <text:p>8.20486259460449</text:p>
          </table:table-cell>
          <table:table-cell table:formula="of:=[.C3]/[.B12]" office:value-type="float" office:value="0.482638976153205" calcext:value-type="float">
            <text:p>0.482638976153205</text:p>
          </table:table-cell>
          <table:table-cell office:value-type="float" office:value="480" calcext:value-type="float">
            <text:p>480</text:p>
          </table:table-cell>
          <table:table-cell table:formula="of:=[.D3]/[.E3]" office:value-type="float" office:value="0.00100549786698584" calcext:value-type="float">
            <text:p>0.00100549786698584</text:p>
          </table:table-cell>
          <table:table-cell table:formula="of:=[.B3]/[.E3]*1000000" office:value-type="float" office:value="70818.5020833333" calcext:value-type="float">
            <text:p>70818.5020833333</text:p>
          </table:table-cell>
        </table:table-row>
        <table:table-row table:style-name="ro1">
          <table:table-cell office:value-type="string" calcext:value-type="string">
            <text:p>facebook/esm2_t30_150M_UR50D</text:p>
          </table:table-cell>
          <table:table-cell office:value-type="float" office:value="148.795481" calcext:value-type="float">
            <text:p>148.795481</text:p>
          </table:table-cell>
          <table:table-cell office:value-type="float" office:value="23.703723192215" calcext:value-type="float">
            <text:p>23.703723192215</text:p>
          </table:table-cell>
          <table:table-cell table:formula="of:=[.C4]/[.B12]" office:value-type="float" office:value="1.39433665836559" calcext:value-type="float">
            <text:p>1.39433665836559</text:p>
          </table:table-cell>
          <table:table-cell office:value-type="float" office:value="640" calcext:value-type="float">
            <text:p>640</text:p>
          </table:table-cell>
          <table:table-cell table:formula="of:=[.D4]/[.E4]" office:value-type="float" office:value="0.00217865102869623" calcext:value-type="float">
            <text:p>0.00217865102869623</text:p>
          </table:table-cell>
          <table:table-cell table:formula="of:=[.B4]/[.E4]*1000000" office:value-type="float" office:value="232492.9390625" calcext:value-type="float">
            <text:p>232492.9390625</text:p>
          </table:table-cell>
        </table:table-row>
        <table:table-row table:style-name="ro1">
          <table:table-cell office:value-type="string" calcext:value-type="string">
            <text:p>facebook/esm2_t33_650M_UR50D</text:p>
          </table:table-cell>
          <table:table-cell office:value-type="float" office:value="652.353941" calcext:value-type="float">
            <text:p>652.353941</text:p>
          </table:table-cell>
          <table:table-cell office:value-type="float" office:value="60.4125739383698" calcext:value-type="float">
            <text:p>60.4125739383698</text:p>
          </table:table-cell>
          <table:table-cell table:formula="of:=[.C5]/[.B12]" office:value-type="float" office:value="3.55368081990411" calcext:value-type="float">
            <text:p>3.55368081990411</text:p>
          </table:table-cell>
          <table:table-cell office:value-type="float" office:value="1280" calcext:value-type="float">
            <text:p>1280</text:p>
          </table:table-cell>
          <table:table-cell table:formula="of:=[.D5]/[.E5]" office:value-type="float" office:value="0.00277631314055008" calcext:value-type="float">
            <text:p>0.00277631314055008</text:p>
          </table:table-cell>
          <table:table-cell table:formula="of:=[.B5]/[.E5]*1000000" office:value-type="float" office:value="509651.51640625" calcext:value-type="float">
            <text:p>509651.51640625</text:p>
          </table:table-cell>
        </table:table-row>
        <table:table-row table:style-name="ro1">
          <table:table-cell office:value-type="string" calcext:value-type="string">
            <text:p>ElnaggarLab/ankh-base</text:p>
          </table:table-cell>
          <table:table-cell office:value-type="float" office:value="736.453632" calcext:value-type="float">
            <text:p>736.453632</text:p>
          </table:table-cell>
          <table:table-cell office:value-type="float" office:value="76.6596865653992" calcext:value-type="float">
            <text:p>76.6596865653992</text:p>
          </table:table-cell>
          <table:table-cell table:formula="of:=[.C6]/[.B12]" office:value-type="float" office:value="4.50939332737642" calcext:value-type="float">
            <text:p>4.50939332737642</text:p>
          </table:table-cell>
          <table:table-cell office:value-type="float" office:value="768" calcext:value-type="float">
            <text:p>768</text:p>
          </table:table-cell>
          <table:table-cell table:formula="of:=[.D6]/[.E6]" office:value-type="float" office:value="0.00587160589502138" calcext:value-type="float">
            <text:p>0.00587160589502138</text:p>
          </table:table-cell>
          <table:table-cell table:formula="of:=[.B6]/[.E6]*1000000" office:value-type="float" office:value="958924" calcext:value-type="float">
            <text:p>958924</text:p>
          </table:table-cell>
        </table:table-row>
        <table:table-row table:style-name="ro1">
          <table:table-cell office:value-type="string" calcext:value-type="string">
            <text:p>ElnaggarLab/ankh-large</text:p>
          </table:table-cell>
          <table:table-cell office:value-type="float" office:value="1878.705152" calcext:value-type="float">
            <text:p>1878.705152</text:p>
          </table:table-cell>
          <table:table-cell office:value-type="float" office:value="111" calcext:value-type="float">
            <text:p>111</text:p>
          </table:table-cell>
          <table:table-cell table:formula="of:=[.C7]/[.B12]" office:value-type="float" office:value="6.52941176470588" calcext:value-type="float">
            <text:p>6.52941176470588</text:p>
          </table:table-cell>
          <table:table-cell office:value-type="float" office:value="1536" calcext:value-type="float">
            <text:p>1536</text:p>
          </table:table-cell>
          <table:table-cell table:formula="of:=[.D7]/[.E7]" office:value-type="float" office:value="0.00425091911764706" calcext:value-type="float">
            <text:p>0.00425091911764706</text:p>
          </table:table-cell>
          <table:table-cell table:formula="of:=[.B7]/[.E7]*1000000" office:value-type="float" office:value="1223115.33333333" calcext:value-type="float">
            <text:p>1223115.33333333</text:p>
          </table:table-cell>
        </table:table-row>
        <table:table-row table:style-name="ro1">
          <table:table-cell office:value-type="string" calcext:value-type="string">
            <text:p>ElnaggarLab/ankh2-ext1</text:p>
          </table:table-cell>
          <table:table-cell office:value-type="float" office:value="1878.705152" calcext:value-type="float">
            <text:p>1878.705152</text:p>
          </table:table-cell>
          <table:table-cell office:value-type="float" office:value="116.007249116898" calcext:value-type="float">
            <text:p>116.007249116898</text:p>
          </table:table-cell>
          <table:table-cell table:formula="of:=[.C8]/[.B12]" office:value-type="float" office:value="6.82395583040574" calcext:value-type="float">
            <text:p>6.82395583040574</text:p>
          </table:table-cell>
          <table:table-cell office:value-type="float" office:value="1536" calcext:value-type="float">
            <text:p>1536</text:p>
          </table:table-cell>
          <table:table-cell table:formula="of:=[.D8]/[.E8]" office:value-type="float" office:value="0.00444267957708707" calcext:value-type="float">
            <text:p>0.00444267957708707</text:p>
          </table:table-cell>
          <table:table-cell table:formula="of:=[.B8]/[.E8]*1000000" office:value-type="float" office:value="1223115.33333333" calcext:value-type="float">
            <text:p>1223115.33333333</text:p>
          </table:table-cell>
        </table:table-row>
        <table:table-row table:style-name="ro1">
          <table:table-cell office:value-type="string" calcext:value-type="string">
            <text:p>ElnaggarLab/ankh2-ext2</text:p>
          </table:table-cell>
          <table:table-cell office:value-type="float" office:value="1878.705152" calcext:value-type="float">
            <text:p>1878.705152</text:p>
          </table:table-cell>
          <table:table-cell office:value-type="float" office:value="116.44" calcext:value-type="float">
            <text:p>116.44</text:p>
          </table:table-cell>
          <table:table-cell table:formula="of:=[.C9]/[.B12]" office:value-type="float" office:value="6.84941176470588" calcext:value-type="float">
            <text:p>6.84941176470588</text:p>
          </table:table-cell>
          <table:table-cell office:value-type="float" office:value="1536" calcext:value-type="float">
            <text:p>1536</text:p>
          </table:table-cell>
          <table:table-cell table:formula="of:=[.D9]/[.E9]" office:value-type="float" office:value="0.00445925245098039" calcext:value-type="float">
            <text:p>0.00445925245098039</text:p>
          </table:table-cell>
          <table:table-cell table:formula="of:=[.B9]/[.E9]*1000000" office:value-type="float" office:value="1223115.33333333" calcext:value-type="float">
            <text:p>1223115.33333333</text:p>
          </table:table-cell>
        </table:table-row>
        <table:table-row table:style-name="ro1">
          <table:table-cell office:value-type="string" calcext:value-type="string">
            <text:p>facebook/esm2_t36_3B_UR50D</text:p>
          </table:table-cell>
          <table:table-cell office:value-type="float" office:value="2841.627041" calcext:value-type="float">
            <text:p>2841.627041</text:p>
          </table:table-cell>
          <table:table-cell office:value-type="float" office:value="195.722911119461" calcext:value-type="float">
            <text:p>195.722911119461</text:p>
          </table:table-cell>
          <table:table-cell table:formula="of:=[.C10]/[.B12]" office:value-type="float" office:value="11.5131124187918" calcext:value-type="float">
            <text:p>11.5131124187918</text:p>
          </table:table-cell>
          <table:table-cell office:value-type="float" office:value="2560" calcext:value-type="float">
            <text:p>2560</text:p>
          </table:table-cell>
          <table:table-cell table:formula="of:=[.D10]/[.E10]" office:value-type="float" office:value="0.00449730953859056" calcext:value-type="float">
            <text:p>0.00449730953859056</text:p>
          </table:table-cell>
          <table:table-cell table:formula="of:=[.B10]/[.E10]*1000000" office:value-type="float" office:value="1110010.56289063" calcext:value-type="float">
            <text:p>1110010.562890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_proteins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model_sizes.A2:model_sizes.G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7T15:25:05.120491238</dc:date>
    <meta:editing-duration>PT4M21S</meta:editing-duration>
    <meta:editing-cycles>1</meta:editing-cycles>
    <meta:generator>LibreOffice/7.3.7.2$Linux_X86_64 LibreOffice_project/30$Build-2</meta:generator>
    <meta:document-statistic meta:table-count="1" meta:cell-count="72" meta:object-count="0"/>
  </office:meta>
</office:document-meta>
</file>